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john's part done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number-columns-repeated="2" table:style-name="ce4" office:value-type="string">
            <text:p>posted</text:p>
          </table:table-cell>
          <table:table-cell table:style-name="ce4" office:value-type="string">
            <text:p>alpha reviewed 5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number-columns-repeated="2" table:style-name="ce3" office:value-type="string">
            <text:p>posted</text:p>
          </table:table-cell>
          <table:table-cell table:style-name="ce3" office:value-type="string">
            <text:p>alpha reviewed 5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number-columns-repeated="2" table:style-name="ce5" office:value-type="string">
            <text:p>posted</text:p>
          </table:table-cell>
          <table:table-cell table:style-name="ce5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4">
            <text:p>4</text:p>
          </table:table-cell>
          <table:table-cell table:style-name="ce9" table:formula="oooc:=[.E39]/[.D39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3">
            <text:p>13</text:p>
          </table:table-cell>
          <table:table-cell table:style-name="ce8" table:formula="oooc:=DCOUNTA([.A3:.E34];0;[.A48:.B49])" office:value-type="float" office:value="12">
            <text:p>12</text:p>
          </table:table-cell>
          <table:table-cell table:style-name="ce9" table:formula="oooc:=[.E40]/[.D40]" office:value-type="percentage" office:value="0.923076923076923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2">
            <text:p>2</text:p>
          </table:table-cell>
          <table:table-cell table:style-name="ce9" table:formula="oooc:=[.E41]/[.D41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10">
            <text:p>10</text:p>
          </table:table-cell>
          <table:table-cell table:style-name="ce9" table:formula="oooc:=[.E42]/[.D42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0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15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03T15:03:31</dc:date>
    <meta:editing-cycles>36</meta:editing-cycles>
    <meta:editing-duration>PT6H40M24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